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1.9484in"/>
    </style:style>
    <style:style style:name="co3" style:family="table-column">
      <style:table-column-properties fo:break-before="auto" style:column-width="1.47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65in"/>
    </style:style>
    <style:style style:name="ro1" style:family="table-row">
      <style:table-row-properties style:row-height="1.004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Comma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Comma" style:data-style-name="N14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0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4">
      <style:table-cell-properties style:rotation-align="none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style:rotation-align="none"/>
      <style:text-properties style:font-name="Liberation Sans1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Pivot_20_Table_20_Field">
      <style:table-cell-properties fo:border-bottom="0.99pt solid #000000" fo:wrap-option="wrap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wrap-option="wrap" fo:border-left="0.99pt solid #000000" fo:border-right="2.01pt solid #000000" fo:border-top="2.01pt solid #000000"/>
    </style:style>
    <style:style style:name="ce15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1" table:number-columns-repeated="3" table:default-cell-style-name="ce7"/>
        <table:table-column table:style-name="co3" table:default-cell-style-name="ce6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Transaction Number</text:p>
          </table:table-cell>
          <table:table-cell table:style-name="ce1" office:value-type="string" calcext:value-type="string">
            <text:p>Product Code</text:p>
          </table:table-cell>
          <table:table-cell table:style-name="ce1" office:value-type="string" calcext:value-type="string">
            <text:p>Product Description</text:p>
          </table:table-cell>
          <table:table-cell table:style-name="ce5" office:value-type="string" calcext:value-type="string">
            <text:p>Store Cost</text:p>
          </table:table-cell>
          <table:table-cell table:style-name="ce5" office:value-type="string" calcext:value-type="string">
            <text:p>Sale Price</text:p>
          </table:table-cell>
          <table:table-cell table:style-name="ce5" office:value-type="string" calcext:value-type="string">
            <text:p>Profit</text:p>
          </table:table-cell>
          <table:table-cell table:style-name="ce5" office:value-type="string" calcext:value-type="string">
            <text:p>Commision 10% for Items less than $50. 20% for items more than $50.</text:p>
          </table:table-cell>
          <table:table-cell table:style-name="ce9" office:value-type="string" calcext:value-type="string" table:number-columns-spanned="2" table:number-rows-spanned="1">
            <text:p>Sales Person</text:p>
          </table:table-cell>
          <table:covered-table-cell table:style-name="ce1" office:value-type="string" calcext:value-type="string">
            <text:p>Person</text:p>
          </table:covered-table-cell>
          <table:table-cell table:style-name="ce1" office:value-type="string" calcext:value-type="string">
            <text:p>Sale Location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4" calcext:value-type="float">
            <text:p><text:s/>1,004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2]-[.E2]" office:value-type="currency" office:currency="USD" office:value="158" calcext:value-type="currency">
            <text:p>$158.00</text:p>
          </table:table-cell>
          <table:table-cell table:style-name="ce8" table:formula="of:=IF([.F2]&gt;50;[.G2]*0.2;[.G2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8" calcext:value-type="float">
            <text:p><text:s/>1,028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3]-[.E3]" office:value-type="currency" office:currency="USD" office:value="158" calcext:value-type="currency">
            <text:p>$158.00</text:p>
          </table:table-cell>
          <table:table-cell table:style-name="ce8" table:formula="of:=IF([.F3]&gt;50;[.G3]*0.2;[.G3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32" calcext:value-type="float">
            <text:p><text:s/>1,032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4]-[.E4]" office:value-type="currency" office:currency="USD" office:value="4.9" calcext:value-type="currency">
            <text:p>$4.90</text:p>
          </table:table-cell>
          <table:table-cell table:style-name="ce8" table:formula="of:=IF([.F4]&gt;50;[.G4]*0.2;[.G4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8" calcext:value-type="float">
            <text:p><text:s/>1,048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5]-[.E5]" office:value-type="currency" office:currency="USD" office:value="158" calcext:value-type="currency">
            <text:p>$158.00</text:p>
          </table:table-cell>
          <table:table-cell table:style-name="ce8" table:formula="of:=IF([.F5]&gt;50;[.G5]*0.2;[.G5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0" calcext:value-type="float">
            <text:p><text:s/>1,050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6]-[.E6]" office:value-type="currency" office:currency="USD" office:value="4.9" calcext:value-type="currency">
            <text:p>$4.90</text:p>
          </table:table-cell>
          <table:table-cell table:style-name="ce8" table:formula="of:=IF([.F6]&gt;50;[.G6]*0.2;[.G6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2" calcext:value-type="float">
            <text:p><text:s/>1,062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7]-[.E7]" office:value-type="currency" office:currency="USD" office:value="3" calcext:value-type="currency">
            <text:p>$3.00</text:p>
          </table:table-cell>
          <table:table-cell table:style-name="ce8" table:formula="of:=IF([.F7]&gt;50;[.G7]*0.2;[.G7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1" calcext:value-type="float">
            <text:p><text:s/>1,071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8]-[.E8]" office:value-type="currency" office:currency="USD" office:value="5" calcext:value-type="currency">
            <text:p>$5.00</text:p>
          </table:table-cell>
          <table:table-cell table:style-name="ce8" table:formula="of:=IF([.F8]&gt;50;[.G8]*0.2;[.G8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4" calcext:value-type="float">
            <text:p><text:s/>1,084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9]-[.E9]" office:value-type="currency" office:currency="USD" office:value="5" calcext:value-type="currency">
            <text:p>$5.00</text:p>
          </table:table-cell>
          <table:table-cell table:style-name="ce8" table:formula="of:=IF([.F9]&gt;50;[.G9]*0.2;[.G9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5" calcext:value-type="float">
            <text:p><text:s/>1,115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0]-[.E10]" office:value-type="currency" office:currency="USD" office:value="158" calcext:value-type="currency">
            <text:p>$158.00</text:p>
          </table:table-cell>
          <table:table-cell table:style-name="ce8" table:formula="of:=IF([.F10]&gt;50;[.G10]*0.2;[.G10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3" calcext:value-type="float">
            <text:p><text:s/>1,133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1]-[.E11]" office:value-type="currency" office:currency="USD" office:value="40.1" calcext:value-type="currency">
            <text:p>$40.10</text:p>
          </table:table-cell>
          <table:table-cell table:style-name="ce8" table:formula="of:=IF([.F11]&gt;50;[.G11]*0.2;[.G11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9" calcext:value-type="float">
            <text:p><text:s/>1,149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2]-[.E12]" office:value-type="currency" office:currency="USD" office:value="158" calcext:value-type="currency">
            <text:p>$158.00</text:p>
          </table:table-cell>
          <table:table-cell table:style-name="ce8" table:formula="of:=IF([.F12]&gt;50;[.G12]*0.2;[.G12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2" calcext:value-type="float">
            <text:p><text:s/>1,162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3]-[.E13]" office:value-type="currency" office:currency="USD" office:value="3" calcext:value-type="currency">
            <text:p>$3.00</text:p>
          </table:table-cell>
          <table:table-cell table:style-name="ce8" table:formula="of:=IF([.F13]&gt;50;[.G13]*0.2;[.G13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4" calcext:value-type="float">
            <text:p><text:s/>1,014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4]-[.E14]" office:value-type="currency" office:currency="USD" office:value="158" calcext:value-type="currency">
            <text:p>$158.00</text:p>
          </table:table-cell>
          <table:table-cell table:style-name="ce8" table:formula="of:=IF([.F14]&gt;50;[.G14]*0.2;[.G14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3" calcext:value-type="float">
            <text:p><text:s/>1,053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5]-[.E15]" office:value-type="currency" office:currency="USD" office:value="64" calcext:value-type="currency">
            <text:p>$64.00</text:p>
          </table:table-cell>
          <table:table-cell table:style-name="ce8" table:formula="of:=IF([.F15]&gt;50;[.G15]*0.2;[.G15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2" calcext:value-type="float">
            <text:p><text:s/>1,082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6]-[.E16]" office:value-type="currency" office:currency="USD" office:value="5" calcext:value-type="currency">
            <text:p>$5.00</text:p>
          </table:table-cell>
          <table:table-cell table:style-name="ce8" table:formula="of:=IF([.F16]&gt;50;[.G16]*0.2;[.G1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7" calcext:value-type="float">
            <text:p><text:s/>1,087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7]-[.E17]" office:value-type="currency" office:currency="USD" office:value="3" calcext:value-type="currency">
            <text:p>$3.00</text:p>
          </table:table-cell>
          <table:table-cell table:style-name="ce8" table:formula="of:=IF([.F17]&gt;50;[.G17]*0.2;[.G17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0" calcext:value-type="float">
            <text:p><text:s/>1,090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8]-[.E18]" office:value-type="currency" office:currency="USD" office:value="4.9" calcext:value-type="currency">
            <text:p>$4.90</text:p>
          </table:table-cell>
          <table:table-cell table:style-name="ce8" table:formula="of:=IF([.F18]&gt;50;[.G18]*0.2;[.G18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3" calcext:value-type="float">
            <text:p><text:s/>1,113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9]-[.E19]" office:value-type="currency" office:currency="USD" office:value="40.1" calcext:value-type="currency">
            <text:p>$40.10</text:p>
          </table:table-cell>
          <table:table-cell table:style-name="ce8" table:formula="of:=IF([.F19]&gt;50;[.G19]*0.2;[.G19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7" calcext:value-type="float">
            <text:p><text:s/>1,147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20]-[.E20]" office:value-type="currency" office:currency="USD" office:value="40.1" calcext:value-type="currency">
            <text:p>$40.10</text:p>
          </table:table-cell>
          <table:table-cell table:style-name="ce8" table:formula="of:=IF([.F20]&gt;50;[.G20]*0.2;[.G20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3" office:value-type="float" office:value="1170" calcext:value-type="float">
            <text:p><text:s/>1,170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21]-[.E21]" office:value-type="currency" office:currency="USD" office:value="42" calcext:value-type="currency">
            <text:p>$42.00</text:p>
          </table:table-cell>
          <table:table-cell table:style-name="ce8" table:formula="of:=IF([.F21]&gt;50;[.G21]*0.2;[.G21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49" calcext:value-type="float">
            <text:p><text:s/>1,049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22]-[.E22]" office:value-type="currency" office:currency="USD" office:value="3" calcext:value-type="currency">
            <text:p>$3.00</text:p>
          </table:table-cell>
          <table:table-cell table:style-name="ce8" table:formula="of:=IF([.F22]&gt;50;[.G22]*0.2;[.G22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C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1" calcext:value-type="float">
            <text:p><text:s/>1,001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23]-[.E23]" office:value-type="currency" office:currency="USD" office:value="40.1" calcext:value-type="currency">
            <text:p>$40.10</text:p>
          </table:table-cell>
          <table:table-cell table:formula="of:=IF([.F23]&gt;50;[.G23]*0.2;[.G23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1" calcext:value-type="float">
            <text:p><text:s/>1,041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24]-[.E24]" office:value-type="currency" office:currency="USD" office:value="3" calcext:value-type="currency">
            <text:p>$3.00</text:p>
          </table:table-cell>
          <table:table-cell table:style-name="ce8" table:formula="of:=IF([.F24]&gt;50;[.G24]*0.2;[.G24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8" calcext:value-type="float">
            <text:p><text:s/>1,088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25]-[.E25]" office:value-type="currency" office:currency="USD" office:value="3" calcext:value-type="currency">
            <text:p>$3.00</text:p>
          </table:table-cell>
          <table:table-cell table:style-name="ce8" table:formula="of:=IF([.F25]&gt;50;[.G25]*0.2;[.G25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7" calcext:value-type="float">
            <text:p><text:s/>1,027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26]-[.E26]" office:value-type="currency" office:currency="USD" office:value="5" calcext:value-type="currency">
            <text:p>$5.00</text:p>
          </table:table-cell>
          <table:table-cell table:style-name="ce8" table:formula="of:=IF([.F26]&gt;50;[.G26]*0.2;[.G2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3" calcext:value-type="float">
            <text:p><text:s/>1,083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27]-[.E27]" office:value-type="currency" office:currency="USD" office:value="5" calcext:value-type="currency">
            <text:p>$5.00</text:p>
          </table:table-cell>
          <table:table-cell table:style-name="ce8" table:formula="of:=IF([.F27]&gt;50;[.G27]*0.2;[.G27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27" calcext:value-type="float">
            <text:p><text:s/>1,127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28]-[.E28]" office:value-type="currency" office:currency="USD" office:value="158" calcext:value-type="currency">
            <text:p>$158.00</text:p>
          </table:table-cell>
          <table:table-cell table:style-name="ce8" table:formula="of:=IF([.F28]&gt;50;[.G28]*0.2;[.G28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5" calcext:value-type="float">
            <text:p><text:s/>1,135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29]-[.E29]" office:value-type="currency" office:currency="USD" office:value="158" calcext:value-type="currency">
            <text:p>$158.00</text:p>
          </table:table-cell>
          <table:table-cell table:style-name="ce8" table:formula="of:=IF([.F29]&gt;50;[.G29]*0.2;[.G29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2" calcext:value-type="float">
            <text:p><text:s/>1,152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30]-[.E30]" office:value-type="currency" office:currency="USD" office:value="42" calcext:value-type="currency">
            <text:p>$42.00</text:p>
          </table:table-cell>
          <table:table-cell table:style-name="ce8" table:formula="of:=IF([.F30]&gt;50;[.G30]*0.2;[.G30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58" calcext:value-type="float">
            <text:p><text:s/>1,158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31]-[.E31]" office:value-type="currency" office:currency="USD" office:value="158" calcext:value-type="currency">
            <text:p>$158.00</text:p>
          </table:table-cell>
          <table:table-cell table:style-name="ce8" table:formula="of:=IF([.F31]&gt;50;[.G31]*0.2;[.G31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0" calcext:value-type="float">
            <text:p><text:s/>1,100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32]-[.E32]" office:value-type="currency" office:currency="USD" office:value="5" calcext:value-type="currency">
            <text:p>$5.00</text:p>
          </table:table-cell>
          <table:table-cell table:style-name="ce8" table:formula="of:=IF([.F32]&gt;50;[.G32]*0.2;[.G32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9" calcext:value-type="float">
            <text:p><text:s/>1,119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33]-[.E33]" office:value-type="currency" office:currency="USD" office:value="64" calcext:value-type="currency">
            <text:p>$64.00</text:p>
          </table:table-cell>
          <table:table-cell table:style-name="ce8" table:formula="of:=IF([.F33]&gt;50;[.G33]*0.2;[.G33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8" calcext:value-type="float">
            <text:p><text:s/>1,138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34]-[.E34]" office:value-type="currency" office:currency="USD" office:value="158" calcext:value-type="currency">
            <text:p>$158.00</text:p>
          </table:table-cell>
          <table:table-cell table:style-name="ce8" table:formula="of:=IF([.F34]&gt;50;[.G34]*0.2;[.G34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Chalie</text:p>
          </table:table-cell>
          <table:table-cell table:style-name="ce4" office:value-type="string" calcext:value-type="string">
            <text:p>Barns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3" calcext:value-type="float">
            <text:p><text:s/>1,003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35]-[.E35]" office:value-type="currency" office:currency="USD" office:value="3" calcext:value-type="currency">
            <text:p>$3.00</text:p>
          </table:table-cell>
          <table:table-cell table:style-name="ce8" table:formula="of:=IF([.F35]&gt;50;[.G35]*0.2;[.G35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5" calcext:value-type="float">
            <text:p><text:s/>1,005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36]-[.E36]" office:value-type="currency" office:currency="USD" office:value="5" calcext:value-type="currency">
            <text:p>$5.00</text:p>
          </table:table-cell>
          <table:table-cell table:style-name="ce8" table:formula="of:=IF([.F36]&gt;50;[.G36]*0.2;[.G3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6" calcext:value-type="float">
            <text:p><text:s/>1,006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37]-[.E37]" office:value-type="currency" office:currency="USD" office:value="40.1" calcext:value-type="currency">
            <text:p>$40.10</text:p>
          </table:table-cell>
          <table:table-cell table:style-name="ce8" table:formula="of:=IF([.F37]&gt;50;[.G37]*0.2;[.G37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9" calcext:value-type="float">
            <text:p><text:s/>1,009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38]-[.E38]" office:value-type="currency" office:currency="USD" office:value="5" calcext:value-type="currency">
            <text:p>$5.00</text:p>
          </table:table-cell>
          <table:table-cell table:style-name="ce8" table:formula="of:=IF([.F38]&gt;50;[.G38]*0.2;[.G38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2" calcext:value-type="float">
            <text:p><text:s/>1,052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39]-[.E39]" office:value-type="currency" office:currency="USD" office:value="35" calcext:value-type="currency">
            <text:p>$35.00</text:p>
          </table:table-cell>
          <table:table-cell table:style-name="ce8" table:formula="of:=IF([.F39]&gt;50;[.G39]*0.2;[.G39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9" calcext:value-type="float">
            <text:p><text:s/>1,059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40]-[.E40]" office:value-type="currency" office:currency="USD" office:value="64" calcext:value-type="currency">
            <text:p>$64.00</text:p>
          </table:table-cell>
          <table:table-cell table:style-name="ce8" table:formula="of:=IF([.F40]&gt;50;[.G40]*0.2;[.G40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9" calcext:value-type="float">
            <text:p><text:s/>1,069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41]-[.E41]" office:value-type="currency" office:currency="USD" office:value="5" calcext:value-type="currency">
            <text:p>$5.00</text:p>
          </table:table-cell>
          <table:table-cell table:style-name="ce8" table:formula="of:=IF([.F41]&gt;50;[.G41]*0.2;[.G41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4" calcext:value-type="float">
            <text:p><text:s/>1,074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42]-[.E42]" office:value-type="currency" office:currency="USD" office:value="4.9" calcext:value-type="currency">
            <text:p>$4.90</text:p>
          </table:table-cell>
          <table:table-cell table:style-name="ce8" table:formula="of:=IF([.F42]&gt;50;[.G42]*0.2;[.G42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6" calcext:value-type="float">
            <text:p><text:s/>1,096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43]-[.E43]" office:value-type="currency" office:currency="USD" office:value="5" calcext:value-type="currency">
            <text:p>$5.00</text:p>
          </table:table-cell>
          <table:table-cell table:style-name="ce8" table:formula="of:=IF([.F43]&gt;50;[.G43]*0.2;[.G43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2" calcext:value-type="float">
            <text:p><text:s/>1,112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44]-[.E44]" office:value-type="currency" office:currency="USD" office:value="35" calcext:value-type="currency">
            <text:p>$35.00</text:p>
          </table:table-cell>
          <table:table-cell table:style-name="ce8" table:formula="of:=IF([.F44]&gt;50;[.G44]*0.2;[.G44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22" calcext:value-type="float">
            <text:p><text:s/>1,122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45]-[.E45]" office:value-type="currency" office:currency="USD" office:value="158" calcext:value-type="currency">
            <text:p>$158.00</text:p>
          </table:table-cell>
          <table:table-cell table:style-name="ce8" table:formula="of:=IF([.F45]&gt;50;[.G45]*0.2;[.G45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24" calcext:value-type="float">
            <text:p><text:s/>1,124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46]-[.E46]" office:value-type="currency" office:currency="USD" office:value="42" calcext:value-type="currency">
            <text:p>$42.00</text:p>
          </table:table-cell>
          <table:table-cell table:style-name="ce8" table:formula="of:=IF([.F46]&gt;50;[.G46]*0.2;[.G46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4" calcext:value-type="float">
            <text:p><text:s/>1,134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47]-[.E47]" office:value-type="currency" office:currency="USD" office:value="40.1" calcext:value-type="currency">
            <text:p>$40.10</text:p>
          </table:table-cell>
          <table:table-cell table:style-name="ce8" table:formula="of:=IF([.F47]&gt;50;[.G47]*0.2;[.G47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8" calcext:value-type="float">
            <text:p><text:s/>1,148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48]-[.E48]" office:value-type="currency" office:currency="USD" office:value="3" calcext:value-type="currency">
            <text:p>$3.00</text:p>
          </table:table-cell>
          <table:table-cell table:style-name="ce8" table:formula="of:=IF([.F48]&gt;50;[.G48]*0.2;[.G48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3" calcext:value-type="float">
            <text:p><text:s/>1,153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49]-[.E49]" office:value-type="currency" office:currency="USD" office:value="158" calcext:value-type="currency">
            <text:p>$158.00</text:p>
          </table:table-cell>
          <table:table-cell table:style-name="ce8" table:formula="of:=IF([.F49]&gt;50;[.G49]*0.2;[.G49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5" calcext:value-type="float">
            <text:p><text:s/>1,155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50]-[.E50]" office:value-type="currency" office:currency="USD" office:value="42" calcext:value-type="currency">
            <text:p>$42.00</text:p>
          </table:table-cell>
          <table:table-cell table:style-name="ce8" table:formula="of:=IF([.F50]&gt;50;[.G50]*0.2;[.G50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4" calcext:value-type="float">
            <text:p><text:s/>1,164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51]-[.E51]" office:value-type="currency" office:currency="USD" office:value="40.1" calcext:value-type="currency">
            <text:p>$40.10</text:p>
          </table:table-cell>
          <table:table-cell table:style-name="ce8" table:formula="of:=IF([.F51]&gt;50;[.G51]*0.2;[.G51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5" calcext:value-type="float">
            <text:p><text:s/>1,165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52]-[.E52]" office:value-type="currency" office:currency="USD" office:value="40.1" calcext:value-type="currency">
            <text:p>$40.10</text:p>
          </table:table-cell>
          <table:table-cell table:style-name="ce8" table:formula="of:=IF([.F52]&gt;50;[.G52]*0.2;[.G52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6" calcext:value-type="float">
            <text:p><text:s/>1,016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53]-[.E53]" office:value-type="currency" office:currency="USD" office:value="3" calcext:value-type="currency">
            <text:p>$3.00</text:p>
          </table:table-cell>
          <table:table-cell table:style-name="ce8" table:formula="of:=IF([.F53]&gt;50;[.G53]*0.2;[.G53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18" calcext:value-type="float">
            <text:p><text:s/>1,018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54]-[.E54]" office:value-type="currency" office:currency="USD" office:value="5" calcext:value-type="currency">
            <text:p>$5.00</text:p>
          </table:table-cell>
          <table:table-cell table:style-name="ce8" table:formula="of:=IF([.F54]&gt;50;[.G54]*0.2;[.G54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3" calcext:value-type="float">
            <text:p><text:s/>1,043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55]-[.E55]" office:value-type="currency" office:currency="USD" office:value="64" calcext:value-type="currency">
            <text:p>$64.00</text:p>
          </table:table-cell>
          <table:table-cell table:style-name="ce8" table:formula="of:=IF([.F55]&gt;50;[.G55]*0.2;[.G55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4" calcext:value-type="float">
            <text:p><text:s/>1,044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56]-[.E56]" office:value-type="currency" office:currency="USD" office:value="4.9" calcext:value-type="currency">
            <text:p>$4.90</text:p>
          </table:table-cell>
          <table:table-cell table:style-name="ce8" table:formula="of:=IF([.F56]&gt;50;[.G56]*0.2;[.G56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6" calcext:value-type="float">
            <text:p><text:s/>1,056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57]-[.E57]" office:value-type="currency" office:currency="USD" office:value="5" calcext:value-type="currency">
            <text:p>$5.00</text:p>
          </table:table-cell>
          <table:table-cell table:style-name="ce8" table:formula="of:=IF([.F57]&gt;50;[.G57]*0.2;[.G57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3" calcext:value-type="float">
            <text:p><text:s/>1,063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58]-[.E58]" office:value-type="currency" office:currency="USD" office:value="5" calcext:value-type="currency">
            <text:p>$5.00</text:p>
          </table:table-cell>
          <table:table-cell table:style-name="ce8" table:formula="of:=IF([.F58]&gt;50;[.G58]*0.2;[.G58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3" calcext:value-type="float">
            <text:p><text:s/>1,073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59]-[.E59]" office:value-type="currency" office:currency="USD" office:value="35" calcext:value-type="currency">
            <text:p>$35.00</text:p>
          </table:table-cell>
          <table:table-cell table:style-name="ce8" table:formula="of:=IF([.F59]&gt;50;[.G59]*0.2;[.G59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0" calcext:value-type="float">
            <text:p><text:s/>1,080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60]-[.E60]" office:value-type="currency" office:currency="USD" office:value="42" calcext:value-type="currency">
            <text:p>$42.00</text:p>
          </table:table-cell>
          <table:table-cell table:style-name="ce8" table:formula="of:=IF([.F60]&gt;50;[.G60]*0.2;[.G60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2" calcext:value-type="float">
            <text:p><text:s/>1,092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61]-[.E61]" office:value-type="currency" office:currency="USD" office:value="4.9" calcext:value-type="currency">
            <text:p>$4.90</text:p>
          </table:table-cell>
          <table:table-cell table:style-name="ce8" table:formula="of:=IF([.F61]&gt;50;[.G61]*0.2;[.G61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4" calcext:value-type="float">
            <text:p><text:s/>1,094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62]-[.E62]" office:value-type="currency" office:currency="USD" office:value="5" calcext:value-type="currency">
            <text:p>$5.00</text:p>
          </table:table-cell>
          <table:table-cell table:style-name="ce8" table:formula="of:=IF([.F62]&gt;50;[.G62]*0.2;[.G62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099" calcext:value-type="float">
            <text:p><text:s/>1,099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63]-[.E63]" office:value-type="currency" office:currency="USD" office:value="4.9" calcext:value-type="currency">
            <text:p>$4.90</text:p>
          </table:table-cell>
          <table:table-cell table:style-name="ce8" table:formula="of:=IF([.F63]&gt;50;[.G63]*0.2;[.G63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1" calcext:value-type="float">
            <text:p><text:s/>1,101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64]-[.E64]" office:value-type="currency" office:currency="USD" office:value="3" calcext:value-type="currency">
            <text:p>$3.00</text:p>
          </table:table-cell>
          <table:table-cell table:style-name="ce8" table:formula="of:=IF([.F64]&gt;50;[.G64]*0.2;[.G64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20" calcext:value-type="float">
            <text:p><text:s/>1,120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65]-[.E65]" office:value-type="currency" office:currency="USD" office:value="64" calcext:value-type="currency">
            <text:p>$64.00</text:p>
          </table:table-cell>
          <table:table-cell table:style-name="ce8" table:formula="of:=IF([.F65]&gt;50;[.G65]*0.2;[.G65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25" calcext:value-type="float">
            <text:p><text:s/>1,125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66]-[.E66]" office:value-type="currency" office:currency="USD" office:value="64" calcext:value-type="currency">
            <text:p>$64.00</text:p>
          </table:table-cell>
          <table:table-cell table:style-name="ce8" table:formula="of:=IF([.F66]&gt;50;[.G66]*0.2;[.G66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9" calcext:value-type="float">
            <text:p><text:s/>1,139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67]-[.E67]" office:value-type="currency" office:currency="USD" office:value="42" calcext:value-type="currency">
            <text:p>$42.00</text:p>
          </table:table-cell>
          <table:table-cell table:style-name="ce8" table:formula="of:=IF([.F67]&gt;50;[.G67]*0.2;[.G67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6" calcext:value-type="float">
            <text:p><text:s/>1,156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68]-[.E68]" office:value-type="currency" office:currency="USD" office:value="64" calcext:value-type="currency">
            <text:p>$64.00</text:p>
          </table:table-cell>
          <table:table-cell table:style-name="ce8" table:formula="of:=IF([.F68]&gt;50;[.G68]*0.2;[.G68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59" calcext:value-type="float">
            <text:p><text:s/>1,159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69]-[.E69]" office:value-type="currency" office:currency="USD" office:value="35" calcext:value-type="currency">
            <text:p>$35.00</text:p>
          </table:table-cell>
          <table:table-cell table:style-name="ce8" table:formula="of:=IF([.F69]&gt;50;[.G69]*0.2;[.G69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3" calcext:value-type="float">
            <text:p><text:s/>1,163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70]-[.E70]" office:value-type="currency" office:currency="USD" office:value="3" calcext:value-type="currency">
            <text:p>$3.00</text:p>
          </table:table-cell>
          <table:table-cell table:style-name="ce8" table:formula="of:=IF([.F70]&gt;50;[.G70]*0.2;[.G70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3" office:value-type="float" office:value="1168" calcext:value-type="float">
            <text:p><text:s/>1,168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71]-[.E71]" office:value-type="currency" office:currency="USD" office:value="40.1" calcext:value-type="currency">
            <text:p>$40.10</text:p>
          </table:table-cell>
          <table:table-cell table:style-name="ce8" table:formula="of:=IF([.F71]&gt;50;[.G71]*0.2;[.G71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19" calcext:value-type="float">
            <text:p><text:s/>1,019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72]-[.E72]" office:value-type="currency" office:currency="USD" office:value="3" calcext:value-type="currency">
            <text:p>$3.00</text:p>
          </table:table-cell>
          <table:table-cell table:style-name="ce8" table:formula="of:=IF([.F72]&gt;50;[.G72]*0.2;[.G72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C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8" calcext:value-type="float">
            <text:p><text:s/>1,008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73]-[.E73]" office:value-type="currency" office:currency="USD" office:value="4.9" calcext:value-type="currency">
            <text:p>$4.90</text:p>
          </table:table-cell>
          <table:table-cell table:style-name="ce8" table:formula="of:=IF([.F73]&gt;50;[.G73]*0.2;[.G73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2" calcext:value-type="float">
            <text:p><text:s/>1,012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74]-[.E74]" office:value-type="currency" office:currency="USD" office:value="42" calcext:value-type="currency">
            <text:p>$42.00</text:p>
          </table:table-cell>
          <table:table-cell table:style-name="ce8" table:formula="of:=IF([.F74]&gt;50;[.G74]*0.2;[.G74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2" calcext:value-type="float">
            <text:p><text:s/>1,042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75]-[.E75]" office:value-type="currency" office:currency="USD" office:value="158" calcext:value-type="currency">
            <text:p>$158.00</text:p>
          </table:table-cell>
          <table:table-cell table:style-name="ce8" table:formula="of:=IF([.F75]&gt;50;[.G75]*0.2;[.G75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5" calcext:value-type="float">
            <text:p><text:s/>1,065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76]-[.E76]" office:value-type="currency" office:currency="USD" office:value="3" calcext:value-type="currency">
            <text:p>$3.00</text:p>
          </table:table-cell>
          <table:table-cell table:style-name="ce8" table:formula="of:=IF([.F76]&gt;50;[.G76]*0.2;[.G76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26" calcext:value-type="float">
            <text:p><text:s/>1,126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77]-[.E77]" office:value-type="currency" office:currency="USD" office:value="3" calcext:value-type="currency">
            <text:p>$3.00</text:p>
          </table:table-cell>
          <table:table-cell table:style-name="ce8" table:formula="of:=IF([.F77]&gt;50;[.G77]*0.2;[.G77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6" calcext:value-type="float">
            <text:p><text:s/>1,136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78]-[.E78]" office:value-type="currency" office:currency="USD" office:value="64" calcext:value-type="currency">
            <text:p>$64.00</text:p>
          </table:table-cell>
          <table:table-cell table:style-name="ce8" table:formula="of:=IF([.F78]&gt;50;[.G78]*0.2;[.G78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7" calcext:value-type="float">
            <text:p><text:s/>1,157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79]-[.E79]" office:value-type="currency" office:currency="USD" office:value="3" calcext:value-type="currency">
            <text:p>$3.00</text:p>
          </table:table-cell>
          <table:table-cell table:style-name="ce8" table:formula="of:=IF([.F79]&gt;50;[.G79]*0.2;[.G79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3" office:value-type="float" office:value="1167" calcext:value-type="float">
            <text:p><text:s/>1,167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80]-[.E80]" office:value-type="currency" office:currency="USD" office:value="64" calcext:value-type="currency">
            <text:p>$64.00</text:p>
          </table:table-cell>
          <table:table-cell table:style-name="ce8" table:formula="of:=IF([.F80]&gt;50;[.G80]*0.2;[.G80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0" calcext:value-type="float">
            <text:p><text:s/>1,020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81]-[.E81]" office:value-type="currency" office:currency="USD" office:value="3" calcext:value-type="currency">
            <text:p>$3.00</text:p>
          </table:table-cell>
          <table:table-cell table:style-name="ce8" table:formula="of:=IF([.F81]&gt;50;[.G81]*0.2;[.G81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4" calcext:value-type="float">
            <text:p><text:s/>1,054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82]-[.E82]" office:value-type="currency" office:currency="USD" office:value="42" calcext:value-type="currency">
            <text:p>$42.00</text:p>
          </table:table-cell>
          <table:table-cell table:style-name="ce8" table:formula="of:=IF([.F82]&gt;50;[.G82]*0.2;[.G82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60" calcext:value-type="float">
            <text:p><text:s/>1,060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83]-[.E83]" office:value-type="currency" office:currency="USD" office:value="5" calcext:value-type="currency">
            <text:p>$5.00</text:p>
          </table:table-cell>
          <table:table-cell table:style-name="ce8" table:formula="of:=IF([.F83]&gt;50;[.G83]*0.2;[.G83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1" calcext:value-type="float">
            <text:p><text:s/>1,061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84]-[.E84]" office:value-type="currency" office:currency="USD" office:value="5" calcext:value-type="currency">
            <text:p>$5.00</text:p>
          </table:table-cell>
          <table:table-cell table:style-name="ce8" table:formula="of:=IF([.F84]&gt;50;[.G84]*0.2;[.G84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6" calcext:value-type="float">
            <text:p><text:s/>1,066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85]-[.E85]" office:value-type="currency" office:currency="USD" office:value="4.9" calcext:value-type="currency">
            <text:p>$4.90</text:p>
          </table:table-cell>
          <table:table-cell table:style-name="ce8" table:formula="of:=IF([.F85]&gt;50;[.G85]*0.2;[.G85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2" calcext:value-type="float">
            <text:p><text:s/>1,072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86]-[.E86]" office:value-type="currency" office:currency="USD" office:value="5" calcext:value-type="currency">
            <text:p>$5.00</text:p>
          </table:table-cell>
          <table:table-cell table:style-name="ce8" table:formula="of:=IF([.F86]&gt;50;[.G86]*0.2;[.G8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5" calcext:value-type="float">
            <text:p><text:s/>1,085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87]-[.E87]" office:value-type="currency" office:currency="USD" office:value="40.1" calcext:value-type="currency">
            <text:p>$40.10</text:p>
          </table:table-cell>
          <table:table-cell table:style-name="ce8" table:formula="of:=IF([.F87]&gt;50;[.G87]*0.2;[.G87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9" calcext:value-type="float">
            <text:p><text:s/>1,089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88]-[.E88]" office:value-type="currency" office:currency="USD" office:value="5" calcext:value-type="currency">
            <text:p>$5.00</text:p>
          </table:table-cell>
          <table:table-cell table:style-name="ce8" table:formula="of:=IF([.F88]&gt;50;[.G88]*0.2;[.G88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4" calcext:value-type="float">
            <text:p><text:s/>1,104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89]-[.E89]" office:value-type="currency" office:currency="USD" office:value="4.9" calcext:value-type="currency">
            <text:p>$4.90</text:p>
          </table:table-cell>
          <table:table-cell table:style-name="ce8" table:formula="of:=IF([.F89]&gt;50;[.G89]*0.2;[.G89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8" calcext:value-type="float">
            <text:p><text:s/>1,108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90]-[.E90]" office:value-type="currency" office:currency="USD" office:value="40.1" calcext:value-type="currency">
            <text:p>$40.10</text:p>
          </table:table-cell>
          <table:table-cell table:style-name="ce8" table:formula="of:=IF([.F90]&gt;50;[.G90]*0.2;[.G90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6" calcext:value-type="float">
            <text:p><text:s/>1,116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91]-[.E91]" office:value-type="currency" office:currency="USD" office:value="35" calcext:value-type="currency">
            <text:p>$35.00</text:p>
          </table:table-cell>
          <table:table-cell table:style-name="ce8" table:formula="of:=IF([.F91]&gt;50;[.G91]*0.2;[.G91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21" calcext:value-type="float">
            <text:p><text:s/>1,121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92]-[.E92]" office:value-type="currency" office:currency="USD" office:value="42" calcext:value-type="currency">
            <text:p>$42.00</text:p>
          </table:table-cell>
          <table:table-cell table:style-name="ce8" table:formula="of:=IF([.F92]&gt;50;[.G92]*0.2;[.G92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23" calcext:value-type="float">
            <text:p><text:s/>1,123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93]-[.E93]" office:value-type="currency" office:currency="USD" office:value="40.1" calcext:value-type="currency">
            <text:p>$40.10</text:p>
          </table:table-cell>
          <table:table-cell table:style-name="ce8" table:formula="of:=IF([.F93]&gt;50;[.G93]*0.2;[.G93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6" calcext:value-type="float">
            <text:p><text:s/>1,166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94]-[.E94]" office:value-type="currency" office:currency="USD" office:value="158" calcext:value-type="currency">
            <text:p>$158.00</text:p>
          </table:table-cell>
          <table:table-cell table:style-name="ce8" table:formula="of:=IF([.F94]&gt;50;[.G94]*0.2;[.G94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2" calcext:value-type="float">
            <text:p><text:s/>1,022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95]-[.E95]" office:value-type="currency" office:currency="USD" office:value="4.9" calcext:value-type="currency">
            <text:p>$4.90</text:p>
          </table:table-cell>
          <table:table-cell table:style-name="ce8" table:formula="of:=IF([.F95]&gt;50;[.G95]*0.2;[.G95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1" calcext:value-type="float">
            <text:p><text:s/>1,051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96]-[.E96]" office:value-type="currency" office:currency="USD" office:value="5" calcext:value-type="currency">
            <text:p>$5.00</text:p>
          </table:table-cell>
          <table:table-cell table:style-name="ce8" table:formula="of:=IF([.F96]&gt;50;[.G96]*0.2;[.G9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7" calcext:value-type="float">
            <text:p><text:s/>1,067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97]-[.E97]" office:value-type="currency" office:currency="USD" office:value="4.9" calcext:value-type="currency">
            <text:p>$4.90</text:p>
          </table:table-cell>
          <table:table-cell table:style-name="ce8" table:formula="of:=IF([.F97]&gt;50;[.G97]*0.2;[.G97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1" calcext:value-type="float">
            <text:p><text:s/>1,081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98]-[.E98]" office:value-type="currency" office:currency="USD" office:value="5" calcext:value-type="currency">
            <text:p>$5.00</text:p>
          </table:table-cell>
          <table:table-cell table:style-name="ce8" table:formula="of:=IF([.F98]&gt;50;[.G98]*0.2;[.G98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0" calcext:value-type="float">
            <text:p><text:s/>1,150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99]-[.E99]" office:value-type="currency" office:currency="USD" office:value="64" calcext:value-type="currency">
            <text:p>$64.00</text:p>
          </table:table-cell>
          <table:table-cell table:style-name="ce8" table:formula="of:=IF([.F99]&gt;50;[.G99]*0.2;[.G99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3" office:value-type="float" office:value="1169" calcext:value-type="float">
            <text:p><text:s/>1,169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00]-[.E100]" office:value-type="currency" office:currency="USD" office:value="158" calcext:value-type="currency">
            <text:p>$158.00</text:p>
          </table:table-cell>
          <table:table-cell table:style-name="ce8" table:formula="of:=IF([.F100]&gt;50;[.G100]*0.2;[.G100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Doug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5" calcext:value-type="float">
            <text:p><text:s/>1,015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01]-[.E101]" office:value-type="currency" office:currency="USD" office:value="4.9" calcext:value-type="currency">
            <text:p>$4.90</text:p>
          </table:table-cell>
          <table:table-cell table:style-name="ce8" table:formula="of:=IF([.F101]&gt;50;[.G101]*0.2;[.G101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5" calcext:value-type="float">
            <text:p><text:s/>1,045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02]-[.E102]" office:value-type="currency" office:currency="USD" office:value="158" calcext:value-type="currency">
            <text:p>$158.00</text:p>
          </table:table-cell>
          <table:table-cell table:style-name="ce8" table:formula="of:=IF([.F102]&gt;50;[.G102]*0.2;[.G102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7" calcext:value-type="float">
            <text:p><text:s/>1,047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103]-[.E103]" office:value-type="currency" office:currency="USD" office:value="35" calcext:value-type="currency">
            <text:p>$35.00</text:p>
          </table:table-cell>
          <table:table-cell table:style-name="ce8" table:formula="of:=IF([.F103]&gt;50;[.G103]*0.2;[.G103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8" calcext:value-type="float">
            <text:p><text:s/>1,058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104]-[.E104]" office:value-type="currency" office:currency="USD" office:value="5" calcext:value-type="currency">
            <text:p>$5.00</text:p>
          </table:table-cell>
          <table:table-cell table:style-name="ce8" table:formula="of:=IF([.F104]&gt;50;[.G104]*0.2;[.G104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4" calcext:value-type="float">
            <text:p><text:s/>1,064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05]-[.E105]" office:value-type="currency" office:currency="USD" office:value="3" calcext:value-type="currency">
            <text:p>$3.00</text:p>
          </table:table-cell>
          <table:table-cell table:style-name="ce8" table:formula="of:=IF([.F105]&gt;50;[.G105]*0.2;[.G105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0" calcext:value-type="float">
            <text:p><text:s/>1,070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06]-[.E106]" office:value-type="currency" office:currency="USD" office:value="3" calcext:value-type="currency">
            <text:p>$3.00</text:p>
          </table:table-cell>
          <table:table-cell table:style-name="ce8" table:formula="of:=IF([.F106]&gt;50;[.G106]*0.2;[.G106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7" calcext:value-type="float">
            <text:p><text:s/>1,077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07]-[.E107]" office:value-type="currency" office:currency="USD" office:value="40.1" calcext:value-type="currency">
            <text:p>$40.10</text:p>
          </table:table-cell>
          <table:table-cell table:style-name="ce8" table:formula="of:=IF([.F107]&gt;50;[.G107]*0.2;[.G107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86" calcext:value-type="float">
            <text:p><text:s/>1,086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08]-[.E108]" office:value-type="currency" office:currency="USD" office:value="5" calcext:value-type="currency">
            <text:p>$5.00</text:p>
          </table:table-cell>
          <table:table-cell table:style-name="ce8" table:formula="of:=IF([.F108]&gt;50;[.G108]*0.2;[.G108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5" calcext:value-type="float">
            <text:p><text:s/>1,095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09]-[.E109]" office:value-type="currency" office:currency="USD" office:value="3" calcext:value-type="currency">
            <text:p>$3.00</text:p>
          </table:table-cell>
          <table:table-cell table:style-name="ce8" table:formula="of:=IF([.F109]&gt;50;[.G109]*0.2;[.G109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1" calcext:value-type="float">
            <text:p><text:s/>1,131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10]-[.E110]" office:value-type="currency" office:currency="USD" office:value="3" calcext:value-type="currency">
            <text:p>$3.00</text:p>
          </table:table-cell>
          <table:table-cell table:style-name="ce8" table:formula="of:=IF([.F110]&gt;50;[.G110]*0.2;[.G110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3" calcext:value-type="float">
            <text:p><text:s/>1,143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11]-[.E111]" office:value-type="currency" office:currency="USD" office:value="40.1" calcext:value-type="currency">
            <text:p>$40.10</text:p>
          </table:table-cell>
          <table:table-cell table:style-name="ce8" table:formula="of:=IF([.F111]&gt;50;[.G111]*0.2;[.G111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35" calcext:value-type="float">
            <text:p><text:s/>1,035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12]-[.E112]" office:value-type="currency" office:currency="USD" office:value="3" calcext:value-type="currency">
            <text:p>$3.00</text:p>
          </table:table-cell>
          <table:table-cell table:style-name="ce8" table:formula="of:=IF([.F112]&gt;50;[.G112]*0.2;[.G112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5" calcext:value-type="float">
            <text:p><text:s/>1,075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13]-[.E113]" office:value-type="currency" office:currency="USD" office:value="5" calcext:value-type="currency">
            <text:p>$5.00</text:p>
          </table:table-cell>
          <table:table-cell table:style-name="ce8" table:formula="of:=IF([.F113]&gt;50;[.G113]*0.2;[.G113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1" calcext:value-type="float">
            <text:p><text:s/>1,111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114]-[.E114]" office:value-type="currency" office:currency="USD" office:value="35" calcext:value-type="currency">
            <text:p>$35.00</text:p>
          </table:table-cell>
          <table:table-cell table:style-name="ce8" table:formula="of:=IF([.F114]&gt;50;[.G114]*0.2;[.G114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0" calcext:value-type="float">
            <text:p><text:s/>1,130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115]-[.E115]" office:value-type="currency" office:currency="USD" office:value="42" calcext:value-type="currency">
            <text:p>$42.00</text:p>
          </table:table-cell>
          <table:table-cell table:style-name="ce8" table:formula="of:=IF([.F115]&gt;50;[.G115]*0.2;[.G115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2" calcext:value-type="float">
            <text:p><text:s/>1,132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16]-[.E116]" office:value-type="currency" office:currency="USD" office:value="3" calcext:value-type="currency">
            <text:p>$3.00</text:p>
          </table:table-cell>
          <table:table-cell table:style-name="ce8" table:formula="of:=IF([.F116]&gt;50;[.G116]*0.2;[.G116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4" calcext:value-type="float">
            <text:p><text:s/>1,144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17]-[.E117]" office:value-type="currency" office:currency="USD" office:value="64" calcext:value-type="currency">
            <text:p>$64.00</text:p>
          </table:table-cell>
          <table:table-cell table:style-name="ce8" table:formula="of:=IF([.F117]&gt;50;[.G117]*0.2;[.G117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3" calcext:value-type="float">
            <text:p><text:s/>1,013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18]-[.E118]" office:value-type="currency" office:currency="USD" office:value="3" calcext:value-type="currency">
            <text:p>$3.00</text:p>
          </table:table-cell>
          <table:table-cell table:style-name="ce8" table:formula="of:=IF([.F118]&gt;50;[.G118]*0.2;[.G118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C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7" calcext:value-type="float">
            <text:p><text:s/>1,007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19]-[.E119]" office:value-type="currency" office:currency="USD" office:value="5" calcext:value-type="currency">
            <text:p>$5.00</text:p>
          </table:table-cell>
          <table:table-cell table:style-name="ce8" table:formula="of:=IF([.F119]&gt;50;[.G119]*0.2;[.G119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3" calcext:value-type="float">
            <text:p><text:s/>1,023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20]-[.E120]" office:value-type="currency" office:currency="USD" office:value="5" calcext:value-type="currency">
            <text:p>$5.00</text:p>
          </table:table-cell>
          <table:table-cell table:style-name="ce8" table:formula="of:=IF([.F120]&gt;50;[.G120]*0.2;[.G120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6" calcext:value-type="float">
            <text:p><text:s/>1,026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121]-[.E121]" office:value-type="currency" office:currency="USD" office:value="5" calcext:value-type="currency">
            <text:p>$5.00</text:p>
          </table:table-cell>
          <table:table-cell table:style-name="ce8" table:formula="of:=IF([.F121]&gt;50;[.G121]*0.2;[.G121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7" calcext:value-type="float">
            <text:p><text:s/>1,107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22]-[.E122]" office:value-type="currency" office:currency="USD" office:value="5" calcext:value-type="currency">
            <text:p>$5.00</text:p>
          </table:table-cell>
          <table:table-cell table:style-name="ce8" table:formula="of:=IF([.F122]&gt;50;[.G122]*0.2;[.G122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7" calcext:value-type="float">
            <text:p><text:s/>1,117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23]-[.E123]" office:value-type="currency" office:currency="USD" office:value="158" calcext:value-type="currency">
            <text:p>$158.00</text:p>
          </table:table-cell>
          <table:table-cell table:style-name="ce8" table:formula="of:=IF([.F123]&gt;50;[.G123]*0.2;[.G123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5" calcext:value-type="float">
            <text:p><text:s/>1,145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124]-[.E124]" office:value-type="currency" office:currency="USD" office:value="42" calcext:value-type="currency">
            <text:p>$42.00</text:p>
          </table:table-cell>
          <table:table-cell table:style-name="ce8" table:formula="of:=IF([.F124]&gt;50;[.G124]*0.2;[.G124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5" calcext:value-type="float">
            <text:p><text:s/>1,025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25]-[.E125]" office:value-type="currency" office:currency="USD" office:value="4.9" calcext:value-type="currency">
            <text:p>$4.90</text:p>
          </table:table-cell>
          <table:table-cell table:style-name="ce8" table:formula="of:=IF([.F125]&gt;50;[.G125]*0.2;[.G125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1" calcext:value-type="float">
            <text:p><text:s/>1,091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26]-[.E126]" office:value-type="currency" office:currency="USD" office:value="4.9" calcext:value-type="currency">
            <text:p>$4.90</text:p>
          </table:table-cell>
          <table:table-cell table:style-name="ce8" table:formula="of:=IF([.F126]&gt;50;[.G126]*0.2;[.G126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7" calcext:value-type="float">
            <text:p><text:s/>1,097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27]-[.E127]" office:value-type="currency" office:currency="USD" office:value="3" calcext:value-type="currency">
            <text:p>$3.00</text:p>
          </table:table-cell>
          <table:table-cell table:style-name="ce8" table:formula="of:=IF([.F127]&gt;50;[.G127]*0.2;[.G127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0" calcext:value-type="float">
            <text:p><text:s/>1,110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28]-[.E128]" office:value-type="currency" office:currency="USD" office:value="158" calcext:value-type="currency">
            <text:p>$158.00</text:p>
          </table:table-cell>
          <table:table-cell table:style-name="ce8" table:formula="of:=IF([.F128]&gt;50;[.G128]*0.2;[.G128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29" calcext:value-type="float">
            <text:p><text:s/>1,129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29]-[.E129]" office:value-type="currency" office:currency="USD" office:value="40.1" calcext:value-type="currency">
            <text:p>$40.10</text:p>
          </table:table-cell>
          <table:table-cell table:style-name="ce8" table:formula="of:=IF([.F129]&gt;50;[.G129]*0.2;[.G129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6" calcext:value-type="float">
            <text:p><text:s/>1,146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30]-[.E130]" office:value-type="currency" office:currency="USD" office:value="158" calcext:value-type="currency">
            <text:p>$158.00</text:p>
          </table:table-cell>
          <table:table-cell table:style-name="ce8" table:formula="of:=IF([.F130]&gt;50;[.G130]*0.2;[.G130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0" calcext:value-type="float">
            <text:p><text:s/>1,160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31]-[.E131]" office:value-type="currency" office:currency="USD" office:value="40.1" calcext:value-type="currency">
            <text:p>$40.10</text:p>
          </table:table-cell>
          <table:table-cell table:style-name="ce8" table:formula="of:=IF([.F131]&gt;50;[.G131]*0.2;[.G131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Helle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1" calcext:value-type="float">
            <text:p><text:s/>1,011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32]-[.E132]" office:value-type="currency" office:currency="USD" office:value="4.9" calcext:value-type="currency">
            <text:p>$4.90</text:p>
          </table:table-cell>
          <table:table-cell table:style-name="ce8" table:formula="of:=IF([.F132]&gt;50;[.G132]*0.2;[.G132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9" calcext:value-type="float">
            <text:p><text:s/>1,029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33]-[.E133]" office:value-type="currency" office:currency="USD" office:value="3" calcext:value-type="currency">
            <text:p>$3.00</text:p>
          </table:table-cell>
          <table:table-cell table:style-name="ce8" table:formula="of:=IF([.F133]&gt;50;[.G133]*0.2;[.G133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0" calcext:value-type="float">
            <text:p><text:s/>1,040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34]-[.E134]" office:value-type="currency" office:currency="USD" office:value="5" calcext:value-type="currency">
            <text:p>$5.00</text:p>
          </table:table-cell>
          <table:table-cell table:style-name="ce8" table:formula="of:=IF([.F134]&gt;50;[.G134]*0.2;[.G134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6" calcext:value-type="float">
            <text:p><text:s/>1,076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35]-[.E135]" office:value-type="currency" office:currency="USD" office:value="5" calcext:value-type="currency">
            <text:p>$5.00</text:p>
          </table:table-cell>
          <table:table-cell table:style-name="ce8" table:formula="of:=IF([.F135]&gt;50;[.G135]*0.2;[.G135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3" calcext:value-type="float">
            <text:p><text:s/>1,093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136]-[.E136]" office:value-type="currency" office:currency="USD" office:value="5" calcext:value-type="currency">
            <text:p>$5.00</text:p>
          </table:table-cell>
          <table:table-cell table:style-name="ce8" table:formula="of:=IF([.F136]&gt;50;[.G136]*0.2;[.G13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3" calcext:value-type="float">
            <text:p><text:s/>1,103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37]-[.E137]" office:value-type="currency" office:currency="USD" office:value="4.9" calcext:value-type="currency">
            <text:p>$4.90</text:p>
          </table:table-cell>
          <table:table-cell table:style-name="ce8" table:formula="of:=IF([.F137]&gt;50;[.G137]*0.2;[.G137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5" calcext:value-type="float">
            <text:p><text:s/>1,105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38]-[.E138]" office:value-type="currency" office:currency="USD" office:value="3" calcext:value-type="currency">
            <text:p>$3.00</text:p>
          </table:table-cell>
          <table:table-cell table:style-name="ce8" table:formula="of:=IF([.F138]&gt;50;[.G138]*0.2;[.G138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4" calcext:value-type="float">
            <text:p><text:s/>1,114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39]-[.E139]" office:value-type="currency" office:currency="USD" office:value="64" calcext:value-type="currency">
            <text:p>$64.00</text:p>
          </table:table-cell>
          <table:table-cell table:style-name="ce8" table:formula="of:=IF([.F139]&gt;50;[.G139]*0.2;[.G139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41" calcext:value-type="float">
            <text:p><text:s/>1,141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40]-[.E140]" office:value-type="currency" office:currency="USD" office:value="3" calcext:value-type="currency">
            <text:p>$3.00</text:p>
          </table:table-cell>
          <table:table-cell table:style-name="ce8" table:formula="of:=IF([.F140]&gt;50;[.G140]*0.2;[.G140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AZ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02" calcext:value-type="float">
            <text:p><text:s/>1,002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41]-[.E141]" office:value-type="currency" office:currency="USD" office:value="4.9" calcext:value-type="currency">
            <text:p>$4.90</text:p>
          </table:table-cell>
          <table:table-cell table:formula="of:=IF([.F141]&gt;50;[.G141]*0.2;[.G141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31" calcext:value-type="float">
            <text:p><text:s/>1,031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42]-[.E142]" office:value-type="currency" office:currency="USD" office:value="5" calcext:value-type="currency">
            <text:p>$5.00</text:p>
          </table:table-cell>
          <table:table-cell table:style-name="ce8" table:formula="of:=IF([.F142]&gt;50;[.G142]*0.2;[.G142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33" calcext:value-type="float">
            <text:p><text:s/>1,033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43]-[.E143]" office:value-type="currency" office:currency="USD" office:value="40.1" calcext:value-type="currency">
            <text:p>$40.10</text:p>
          </table:table-cell>
          <table:table-cell table:style-name="ce8" table:formula="of:=IF([.F143]&gt;50;[.G143]*0.2;[.G143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39" calcext:value-type="float">
            <text:p><text:s/>1,039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44]-[.E144]" office:value-type="currency" office:currency="USD" office:value="4.9" calcext:value-type="currency">
            <text:p>$4.90</text:p>
          </table:table-cell>
          <table:table-cell table:style-name="ce8" table:formula="of:=IF([.F144]&gt;50;[.G144]*0.2;[.G144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7" calcext:value-type="float">
            <text:p><text:s/>1,057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45]-[.E145]" office:value-type="currency" office:currency="USD" office:value="3" calcext:value-type="currency">
            <text:p>$3.00</text:p>
          </table:table-cell>
          <table:table-cell table:style-name="ce8" table:formula="of:=IF([.F145]&gt;50;[.G145]*0.2;[.G145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68" calcext:value-type="float">
            <text:p><text:s/>1,068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146]-[.E146]" office:value-type="currency" office:currency="USD" office:value="5" calcext:value-type="currency">
            <text:p>$5.00</text:p>
          </table:table-cell>
          <table:table-cell table:style-name="ce8" table:formula="of:=IF([.F146]&gt;50;[.G146]*0.2;[.G146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6" calcext:value-type="float">
            <text:p><text:s/>1,106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47]-[.E147]" office:value-type="currency" office:currency="USD" office:value="40.1" calcext:value-type="currency">
            <text:p>$40.10</text:p>
          </table:table-cell>
          <table:table-cell table:style-name="ce8" table:formula="of:=IF([.F147]&gt;50;[.G147]*0.2;[.G147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9" calcext:value-type="float">
            <text:p><text:s/>1,109 </text:p>
          </table:table-cell>
          <table:table-cell table:style-name="ce4" office:value-type="float" office:value="8722" calcext:value-type="float">
            <text:p>8722</text:p>
          </table:table-cell>
          <table:table-cell office:value-type="string" calcext:value-type="string">
            <text:p>Water Pump</text:p>
          </table:table-cell>
          <table:table-cell table:style-name="ce6" office:value-type="currency" office:currency="USD" office:value="344" calcext:value-type="currency">
            <text:p>$344.00</text:p>
          </table:table-cell>
          <table:table-cell table:style-name="ce6" office:value-type="currency" office:currency="USD" office:value="502" calcext:value-type="currency">
            <text:p>$502.00</text:p>
          </table:table-cell>
          <table:table-cell table:formula="of:=[.F148]-[.E148]" office:value-type="currency" office:currency="USD" office:value="158" calcext:value-type="currency">
            <text:p>$158.00</text:p>
          </table:table-cell>
          <table:table-cell table:style-name="ce8" table:formula="of:=IF([.F148]&gt;50;[.G148]*0.2;[.G148]*0.1)" office:value-type="currency" office:currency="USD" office:value="31.6" calcext:value-type="currency">
            <text:p>$31.6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18" calcext:value-type="float">
            <text:p><text:s/>1,118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49]-[.E149]" office:value-type="currency" office:currency="USD" office:value="40.1" calcext:value-type="currency">
            <text:p>$40.10</text:p>
          </table:table-cell>
          <table:table-cell table:style-name="ce8" table:formula="of:=IF([.F149]&gt;50;[.G149]*0.2;[.G149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28" calcext:value-type="float">
            <text:p><text:s/>1,128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150]-[.E150]" office:value-type="currency" office:currency="USD" office:value="35" calcext:value-type="currency">
            <text:p>$35.00</text:p>
          </table:table-cell>
          <table:table-cell table:style-name="ce8" table:formula="of:=IF([.F150]&gt;50;[.G150]*0.2;[.G150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37" calcext:value-type="float">
            <text:p><text:s/>1,137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51]-[.E151]" office:value-type="currency" office:currency="USD" office:value="40.1" calcext:value-type="currency">
            <text:p>$40.10</text:p>
          </table:table-cell>
          <table:table-cell table:style-name="ce8" table:formula="of:=IF([.F151]&gt;50;[.G151]*0.2;[.G151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1" calcext:value-type="float">
            <text:p><text:s/>1,151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52]-[.E152]" office:value-type="currency" office:currency="USD" office:value="64" calcext:value-type="currency">
            <text:p>$64.00</text:p>
          </table:table-cell>
          <table:table-cell table:style-name="ce8" table:formula="of:=IF([.F152]&gt;50;[.G152]*0.2;[.G152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v</text:p>
          </table:table-cell>
          <table:table-cell table:style-name="ce3" office:value-type="float" office:value="1161" calcext:value-type="float">
            <text:p><text:s/>1,161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153]-[.E153]" office:value-type="currency" office:currency="USD" office:value="42" calcext:value-type="currency">
            <text:p>$42.00</text:p>
          </table:table-cell>
          <table:table-cell table:style-name="ce8" table:formula="of:=IF([.F153]&gt;50;[.G153]*0.2;[.G153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A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3" office:value-type="float" office:value="1010" calcext:value-type="float">
            <text:p><text:s/>1,010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54]-[.E154]" office:value-type="currency" office:currency="USD" office:value="4.9" calcext:value-type="currency">
            <text:p>$4.90</text:p>
          </table:table-cell>
          <table:table-cell table:style-name="ce8" table:formula="of:=IF([.F154]&gt;50;[.G154]*0.2;[.G154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1" calcext:value-type="float">
            <text:p><text:s/>1,021 </text:p>
          </table:table-cell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Chlorine Test Kit</text:p>
          </table:table-cell>
          <table:table-cell table:style-name="ce6" office:value-type="currency" office:currency="USD" office:value="3" calcext:value-type="currency">
            <text:p>$3.00</text:p>
          </table:table-cell>
          <table:table-cell table:style-name="ce6" office:value-type="currency" office:currency="USD" office:value="8" calcext:value-type="currency">
            <text:p>$8.00</text:p>
          </table:table-cell>
          <table:table-cell table:formula="of:=[.F155]-[.E155]" office:value-type="currency" office:currency="USD" office:value="5" calcext:value-type="currency">
            <text:p>$5.00</text:p>
          </table:table-cell>
          <table:table-cell table:style-name="ce8" table:formula="of:=IF([.F155]&gt;50;[.G155]*0.2;[.G155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34" calcext:value-type="float">
            <text:p><text:s/>1,034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56]-[.E156]" office:value-type="currency" office:currency="USD" office:value="4.9" calcext:value-type="currency">
            <text:p>$4.90</text:p>
          </table:table-cell>
          <table:table-cell table:style-name="ce8" table:formula="of:=IF([.F156]&gt;50;[.G156]*0.2;[.G156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C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17" calcext:value-type="float">
            <text:p><text:s/>1,017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57]-[.E157]" office:value-type="currency" office:currency="USD" office:value="64" calcext:value-type="currency">
            <text:p>$64.00</text:p>
          </table:table-cell>
          <table:table-cell table:style-name="ce8" table:formula="of:=IF([.F157]&gt;50;[.G157]*0.2;[.G157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79" calcext:value-type="float">
            <text:p><text:s/>1,079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58]-[.E158]" office:value-type="currency" office:currency="USD" office:value="4.9" calcext:value-type="currency">
            <text:p>$4.90</text:p>
          </table:table-cell>
          <table:table-cell table:style-name="ce8" table:formula="of:=IF([.F158]&gt;50;[.G158]*0.2;[.G158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ne</text:p>
          </table:table-cell>
          <table:table-cell table:style-name="ce3" office:value-type="float" office:value="1098" calcext:value-type="float">
            <text:p><text:s/>1,098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59]-[.E159]" office:value-type="currency" office:currency="USD" office:value="4.9" calcext:value-type="currency">
            <text:p>$4.90</text:p>
          </table:table-cell>
          <table:table-cell table:style-name="ce8" table:formula="of:=IF([.F159]&gt;50;[.G159]*0.2;[.G159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M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30" calcext:value-type="float">
            <text:p><text:s/>1,030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160]-[.E160]" office:value-type="currency" office:currency="USD" office:value="42" calcext:value-type="currency">
            <text:p>$42.00</text:p>
          </table:table-cell>
          <table:table-cell table:style-name="ce8" table:formula="of:=IF([.F160]&gt;50;[.G160]*0.2;[.G160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36" calcext:value-type="float">
            <text:p><text:s/>1,036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61]-[.E161]" office:value-type="currency" office:currency="USD" office:value="3" calcext:value-type="currency">
            <text:p>$3.00</text:p>
          </table:table-cell>
          <table:table-cell table:style-name="ce8" table:formula="of:=IF([.F161]&gt;50;[.G161]*0.2;[.G161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37" calcext:value-type="float">
            <text:p><text:s/>1,037 </text:p>
          </table:table-cell>
          <table:table-cell table:style-name="ce4" office:value-type="float" office:value="6622" calcext:value-type="float">
            <text:p>6622</text:p>
          </table:table-cell>
          <table:table-cell office:value-type="string" calcext:value-type="string">
            <text:p>5 Gal Chlorine</text:p>
          </table:table-cell>
          <table:table-cell table:style-name="ce6" office:value-type="currency" office:currency="USD" office:value="42" calcext:value-type="currency">
            <text:p>$42.00</text:p>
          </table:table-cell>
          <table:table-cell table:style-name="ce6" office:value-type="currency" office:currency="USD" office:value="77" calcext:value-type="currency">
            <text:p>$77.00</text:p>
          </table:table-cell>
          <table:table-cell table:formula="of:=[.F162]-[.E162]" office:value-type="currency" office:currency="USD" office:value="35" calcext:value-type="currency">
            <text:p>$35.00</text:p>
          </table:table-cell>
          <table:table-cell table:style-name="ce8" table:formula="of:=IF([.F162]&gt;50;[.G162]*0.2;[.G162]*0.1)" office:value-type="currency" office:currency="USD" office:value="7" calcext:value-type="currency">
            <text:p>$7.0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38" calcext:value-type="float">
            <text:p><text:s/>1,038 </text:p>
          </table:table-cell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8 ft Hose</text:p>
          </table:table-cell>
          <table:table-cell table:style-name="ce6" office:value-type="currency" office:currency="USD" office:value="6.2" calcext:value-type="currency">
            <text:p>$6.20</text:p>
          </table:table-cell>
          <table:table-cell table:style-name="ce6" office:value-type="currency" office:currency="USD" office:value="9.2" calcext:value-type="currency">
            <text:p>$9.20</text:p>
          </table:table-cell>
          <table:table-cell table:formula="of:=[.F163]-[.E163]" office:value-type="currency" office:currency="USD" office:value="3" calcext:value-type="currency">
            <text:p>$3.00</text:p>
          </table:table-cell>
          <table:table-cell table:style-name="ce8" table:formula="of:=IF([.F163]&gt;50;[.G163]*0.2;[.G163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3" office:value-type="float" office:value="1055" calcext:value-type="float">
            <text:p><text:s/>1,055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164]-[.E164]" office:value-type="currency" office:currency="USD" office:value="5" calcext:value-type="currency">
            <text:p>$5.00</text:p>
          </table:table-cell>
          <table:table-cell table:style-name="ce8" table:formula="of:=IF([.F164]&gt;50;[.G164]*0.2;[.G164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y</text:p>
          </table:table-cell>
          <table:table-cell table:style-name="ce3" office:value-type="float" office:value="1078" calcext:value-type="float">
            <text:p><text:s/>1,078 </text:p>
          </table:table-cell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Net</text:p>
          </table:table-cell>
          <table:table-cell table:style-name="ce6" office:value-type="currency" office:currency="USD" office:value="11.4" calcext:value-type="currency">
            <text:p>$11.40</text:p>
          </table:table-cell>
          <table:table-cell table:style-name="ce6" office:value-type="currency" office:currency="USD" office:value="16.3" calcext:value-type="currency">
            <text:p>$16.30</text:p>
          </table:table-cell>
          <table:table-cell table:formula="of:=[.F165]-[.E165]" office:value-type="currency" office:currency="USD" office:value="4.9" calcext:value-type="currency">
            <text:p>$4.90</text:p>
          </table:table-cell>
          <table:table-cell table:style-name="ce8" table:formula="of:=IF([.F165]&gt;50;[.G165]*0.2;[.G165]*0.1)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3" office:value-type="float" office:value="1102" calcext:value-type="float">
            <text:p><text:s/>1,102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66]-[.E166]" office:value-type="currency" office:currency="USD" office:value="64" calcext:value-type="currency">
            <text:p>$64.00</text:p>
          </table:table-cell>
          <table:table-cell table:style-name="ce8" table:formula="of:=IF([.F166]&gt;50;[.G166]*0.2;[.G166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ug</text:p>
          </table:table-cell>
          <table:table-cell table:style-name="ce3" office:value-type="float" office:value="1140" calcext:value-type="float">
            <text:p><text:s/>1,140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167]-[.E167]" office:value-type="currency" office:currency="USD" office:value="42" calcext:value-type="currency">
            <text:p>$42.00</text:p>
          </table:table-cell>
          <table:table-cell table:style-name="ce8" table:formula="of:=IF([.F167]&gt;50;[.G167]*0.2;[.G167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pt</text:p>
          </table:table-cell>
          <table:table-cell table:style-name="ce3" office:value-type="float" office:value="1142" calcext:value-type="float">
            <text:p><text:s/>1,142 </text:p>
          </table:table-cell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AutoVac</text:p>
          </table:table-cell>
          <table:table-cell table:style-name="ce6" office:value-type="currency" office:currency="USD" office:value="60" calcext:value-type="currency">
            <text:p>$60.00</text:p>
          </table:table-cell>
          <table:table-cell table:style-name="ce6" office:value-type="currency" office:currency="USD" office:value="124" calcext:value-type="currency">
            <text:p>$124.00</text:p>
          </table:table-cell>
          <table:table-cell table:formula="of:=[.F168]-[.E168]" office:value-type="currency" office:currency="USD" office:value="64" calcext:value-type="currency">
            <text:p>$64.00</text:p>
          </table:table-cell>
          <table:table-cell table:style-name="ce8" table:formula="of:=IF([.F168]&gt;50;[.G168]*0.2;[.G168]*0.1)" office:value-type="currency" office:currency="USD" office:value="12.8" calcext:value-type="currency">
            <text:p>$12.8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ct</text:p>
          </table:table-cell>
          <table:table-cell table:style-name="ce3" office:value-type="float" office:value="1154" calcext:value-type="float">
            <text:p><text:s/>1,154 </text:p>
          </table:table-cell>
          <table:table-cell table:style-name="ce4" office:value-type="float" office:value="9822" calcext:value-type="float">
            <text:p>9822</text:p>
          </table:table-cell>
          <table:table-cell office:value-type="string" calcext:value-type="string">
            <text:p>Pool Cover</text:p>
          </table:table-cell>
          <table:table-cell table:style-name="ce6" office:value-type="currency" office:currency="USD" office:value="58.3" calcext:value-type="currency">
            <text:p>$58.30</text:p>
          </table:table-cell>
          <table:table-cell table:style-name="ce6" office:value-type="currency" office:currency="USD" office:value="98.4" calcext:value-type="currency">
            <text:p>$98.40</text:p>
          </table:table-cell>
          <table:table-cell table:formula="of:=[.F169]-[.E169]" office:value-type="currency" office:currency="USD" office:value="40.1" calcext:value-type="currency">
            <text:p>$40.10</text:p>
          </table:table-cell>
          <table:table-cell table:style-name="ce8" table:formula="of:=IF([.F169]&gt;50;[.G169]*0.2;[.G169]*0.1)" office:value-type="currency" office:currency="USD" office:value="8.02" calcext:value-type="currency">
            <text:p>$8.02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3" office:value-type="float" office:value="1171" calcext:value-type="float">
            <text:p><text:s/>1,171 </text:p>
          </table:table-cell>
          <table:table-cell table:style-name="ce4" office:value-type="float" office:value="4421" calcext:value-type="float">
            <text:p>4421</text:p>
          </table:table-cell>
          <table:table-cell office:value-type="string" calcext:value-type="string">
            <text:p>Skimmer</text:p>
          </table:table-cell>
          <table:table-cell table:style-name="ce6" office:value-type="currency" office:currency="USD" office:value="45" calcext:value-type="currency">
            <text:p>$45.00</text:p>
          </table:table-cell>
          <table:table-cell table:style-name="ce6" office:value-type="currency" office:currency="USD" office:value="87" calcext:value-type="currency">
            <text:p>$87.00</text:p>
          </table:table-cell>
          <table:table-cell table:formula="of:=[.F170]-[.E170]" office:value-type="currency" office:currency="USD" office:value="42" calcext:value-type="currency">
            <text:p>$42.00</text:p>
          </table:table-cell>
          <table:table-cell table:style-name="ce8" table:formula="of:=IF([.F170]&gt;50;[.G170]*0.2;[.G170]*0.1)" office:value-type="currency" office:currency="USD" office:value="8.4" calcext:value-type="currency">
            <text:p>$8.4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N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eb</text:p>
          </table:table-cell>
          <table:table-cell table:style-name="ce3" office:value-type="float" office:value="1024" calcext:value-type="float">
            <text:p><text:s/>1,024 </text:p>
          </table:table-cell>
          <table:table-cell table:style-name="ce4" office:value-type="float" office:value="9212" calcext:value-type="float">
            <text:p>9212</text:p>
          </table:table-cell>
          <table:table-cell office:value-type="string" calcext:value-type="string">
            <text:p>1 Gal Muratic Acid</text:p>
          </table:table-cell>
          <table:table-cell table:style-name="ce6" office:value-type="currency" office:currency="USD" office:value="4" calcext:value-type="currency">
            <text:p>$4.00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formula="of:=[.F171]-[.E171]" office:value-type="currency" office:currency="USD" office:value="3" calcext:value-type="currency">
            <text:p>$3.00</text:p>
          </table:table-cell>
          <table:table-cell table:style-name="ce8" table:formula="of:=IF([.F171]&gt;50;[.G171]*0.2;[.G171]*0.1)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ar</text:p>
          </table:table-cell>
          <table:table-cell table:style-name="ce3" office:value-type="float" office:value="1046" calcext:value-type="float">
            <text:p><text:s/>1,046 </text:p>
          </table:table-cell>
          <table:table-cell table:style-name="ce4" office:value-type="float" office:value="6119" calcext:value-type="float">
            <text:p>6119</text:p>
          </table:table-cell>
          <table:table-cell office:value-type="string" calcext:value-type="string">
            <text:p>Algea Killer 8 oz</text:p>
          </table:table-cell>
          <table:table-cell table:style-name="ce6" office:value-type="currency" office:currency="USD" office:value="9" calcext:value-type="currency">
            <text:p>$9.00</text:p>
          </table:table-cell>
          <table:table-cell table:style-name="ce6" office:value-type="currency" office:currency="USD" office:value="14" calcext:value-type="currency">
            <text:p>$14.00</text:p>
          </table:table-cell>
          <table:table-cell table:formula="of:=[.F172]-[.E172]" office:value-type="currency" office:currency="USD" office:value="5" calcext:value-type="currency">
            <text:p>$5.00</text:p>
          </table:table-cell>
          <table:table-cell table:style-name="ce8" table:formula="of:=IF([.F172]&gt;50;[.G172]*0.2;[.G172]*0.1)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UT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 table:number-columns-spanned="2" table:number-rows-spanned="1">
            <text:p>Sum of all items</text:p>
          </table:table-cell>
          <table:covered-table-cell/>
          <table:table-cell table:number-columns-repeated="3"/>
          <table:table-cell table:formula="of:=SUM([.F2:.F172])" office:value-type="currency" office:currency="USD" office:value="17110.6" calcext:value-type="currency">
            <text:p>$17,110.60</text:p>
          </table:table-cell>
          <table:table-cell table:formula="of:=SUM([.G2:.G172])" office:value-type="currency" office:currency="USD" office:value="6356.7" calcext:value-type="currency">
            <text:p>$6,356.70</text:p>
          </table:table-cell>
          <table:table-cell table:style-name="ce7" table:formula="of:=SUM([.H2:.H172])" office:value-type="currency" office:currency="USD" office:value="1232.78" calcext:value-type="currency">
            <text:p>$1,232.78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3" table:number-rows-spanned="1">
            <text:p>Sum of items valued at more than $50</text:p>
          </table:table-cell>
          <table:covered-table-cell table:number-columns-repeated="2"/>
          <table:table-cell table:number-columns-repeated="2"/>
          <table:table-cell table:formula="of:=SUMIF([.F2:.F172];&quot;&gt;50&quot;)" office:value-type="currency" office:currency="USD" office:value="16088.4" calcext:value-type="currency">
            <text:p>$16,088.40</text:p>
          </table:table-cell>
          <table:table-cell table:formula="of:=SUMIF([.G2:.G172];&quot;&gt;50&quot;)" office:value-type="currency" office:currency="USD" office:value="4184" calcext:value-type="currency">
            <text:p>$4,184.00</text:p>
          </table:table-cell>
          <table:table-cell table:style-name="ce7" table:formula="of:=SUMIF([.H2:.H172];&quot;&gt;50&quot;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3" table:number-rows-spanned="1">
            <text:p><text:span text:style-name="T1">Sum of items valued at $50 or </text:span><text:span text:style-name="T2">less</text:span></text:p>
          </table:table-cell>
          <table:covered-table-cell table:number-columns-repeated="2"/>
          <table:table-cell table:number-columns-repeated="2"/>
          <table:table-cell table:formula="of:=SUMIF([.F2:.F172];&quot;&lt;=50&quot;)" office:value-type="currency" office:currency="USD" office:value="1022.2" calcext:value-type="currency">
            <text:p>$1,022.20</text:p>
          </table:table-cell>
          <table:table-cell table:formula="of:=SUMIF([.G2:.G172];&quot;&lt;=50&quot;)" office:value-type="currency" office:currency="USD" office:value="2172.7" calcext:value-type="currency">
            <text:p>$2,172.70</text:p>
          </table:table-cell>
          <table:table-cell table:style-name="ce7" table:formula="of:=SUMIF([.H2:.H172];&quot;&lt;=50&quot;)" office:value-type="currency" office:currency="USD" office:value="1232.78" calcext:value-type="currency">
            <text:p>$1,232.78</text:p>
          </table:table-cell>
          <table:table-cell table:number-columns-repeated="1016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_Sheet1_1" table:style-name="ta2">
        <office:forms form:automatic-focus="false" form:apply-design-mode="false"/>
        <table:shapes>
          <draw:frame draw:z-index="0" draw:style-name="gr1" draw:text-style-name="P1" svg:width="6.2972in" svg:height="3.5449in" svg:x="2.1567in" svg:y="0.0524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12"/>
        <table:table-column table:style-name="co5" table:default-cell-style-name="ce16"/>
        <table:table-column table:style-name="co4" table:number-columns-repeated="1022" table:default-cell-style-name="Default"/>
        <table:table-row table:style-name="ro3">
          <table:table-cell table:style-name="ce10" office:value-type="string" calcext:value-type="string">
            <text:p>Sales Person</text:p>
          </table:table-cell>
          <table:table-cell table:style-name="ce14" office:value-type="string" calcext:value-type="string">
            <text:p>Sum - Sale Price</text:p>
          </table:table-cell>
          <table:table-cell table:style-name="ce19" table:number-columns-repeated="1022"/>
        </table:table-row>
        <table:table-row table:style-name="ro4">
          <table:table-cell table:style-name="ce11" office:value-type="string" calcext:value-type="string">
            <text:p>Chalie</text:p>
          </table:table-cell>
          <table:table-cell table:style-name="ce15" office:value-type="currency" office:currency="USD" office:value="6003.5" calcext:value-type="currency">
            <text:p>$6,003.5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oug</text:p>
          </table:table-cell>
          <table:table-cell office:value-type="currency" office:currency="USD" office:value="5661.1" calcext:value-type="currency">
            <text:p>$5,661.1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ellen</text:p>
          </table:table-cell>
          <table:table-cell office:value-type="currency" office:currency="USD" office:value="3035.3" calcext:value-type="currency">
            <text:p>$3,035.3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Juan</text:p>
          </table:table-cell>
          <table:table-cell table:style-name="ce17" office:value-type="currency" office:currency="USD" office:value="2410.7" calcext:value-type="currency">
            <text:p>$2,410.70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Total Result</text:p>
          </table:table-cell>
          <table:table-cell table:style-name="ce18" office:value-type="currency" office:currency="USD" office:value="17110.6" calcext:value-type="currency">
            <text:p>$17,110.60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K172"/>
      </table:database-ranges>
      <table:data-pilot-tables>
        <table:data-pilot-table table:name="DataPilot1" table:application-data="" table:target-range-address="'Pivot Table_Sheet1_1'.A1:'Pivot Table_Sheet1_1'.B6" table:buttons="'Pivot Table_Sheet1_1'.A1" table:show-filter-button="false" table:drill-down-on-double-click="false">
          <table:source-cell-range table:cell-range-address="Sheet1.A1:Sheet1.K17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ales Person" table:orientation="row" table:used-hierarchy="0" table:function="auto">
            <table:data-pilot-level table:show-empty="false" calcext:repeat-item-labels="false">
              <table:data-pilot-members>
                <table:data-pilot-member table:name="Chalie" table:display="true" table:show-details="true"/>
                <table:data-pilot-member table:name="Doug" table:display="true" table:show-details="true"/>
                <table:data-pilot-member table:name="Hellen" table:display="true" table:show-details="true"/>
                <table:data-pilot-member table:name="Ju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 Price" table:orientation="data" table:used-hierarchy="0" table:function="sum">
            <table:data-pilot-level table:show-empty="false" calcext:repeat-item-labels="false">
              <table:data-pilot-members>
                <table:data-pilot-member table:name="$7.00" table:display="true" table:show-details="true"/>
                <table:data-pilot-member table:name="$8.00" table:display="true" table:show-details="true"/>
                <table:data-pilot-member table:name="$9.20" table:display="true" table:show-details="true"/>
                <table:data-pilot-member table:name="$14.00" table:display="true" table:show-details="true"/>
                <table:data-pilot-member table:name="$16.30" table:display="true" table:show-details="true"/>
                <table:data-pilot-member table:name="$77.00" table:display="true" table:show-details="true"/>
                <table:data-pilot-member table:name="$87.00" table:display="true" table:show-details="true"/>
                <table:data-pilot-member table:name="$98.40" table:display="true" table:show-details="true"/>
                <table:data-pilot-member table:name="$124.00" table:display="true" table:show-details="true"/>
                <table:data-pilot-member table:name="$502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4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11T22:14:31</meta:creation-date>
    <meta:initial-creator>Shad David Sluiter</meta:initial-creator>
    <dc:language>en-US</dc:language>
    <dc:date>2024-05-17T11:54:55.369695060</dc:date>
    <meta:editing-cycles>6</meta:editing-cycles>
    <meta:editing-duration>PT53M18S</meta:editing-duration>
    <meta:generator>LibreOffice/7.3.7.2$Linux_X86_64 LibreOffice_project/30$Build-2</meta:generator>
    <meta:document-statistic meta:table-count="2" meta:cell-count="1916" meta:object-count="1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loext:data-pilot-source="DataPilot1" chart:class="chart:circle" chart:style-name="ch1">
        <chart:title svg:x="6.34cm" svg:y="0.316cm" chart:style-name="ch2">
          <text:p>Sales Summary</text:p>
        </chart:title>
        <chart:legend chart:legend-position="end" svg:x="13.187cm" svg:y="2.951cm" style:legend-expansion="high" chart:style-name="ch3"/>
        <chart:plot-area chart:style-name="ch4" table:cell-range-address="PivotChart" chart:data-source-has-labels="column" svg:x="0.319cm" svg:y="1.275cm" svg:width="12.549cm" svg:height="6.6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281cm" svg:y="1.549cm" svg:width="10.625cm" svg:height="6.37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lie</text:p>
                <draw:g>
                  <svg:desc>PT@categories</svg:desc>
                </draw:g>
              </table:table-cell>
              <table:table-cell office:value-type="float" office:value="6003.5">
                <text:p>6003.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Doug</text:p>
              </table:table-cell>
              <table:table-cell office:value-type="float" office:value="5661.1">
                <text:p>5661.1</text:p>
              </table:table-cell>
            </table:table-row>
            <table:table-row>
              <table:table-cell office:value-type="string">
                <text:p>Hellen</text:p>
              </table:table-cell>
              <table:table-cell office:value-type="float" office:value="3035.3">
                <text:p>3035.3</text:p>
              </table:table-cell>
            </table:table-row>
            <table:table-row>
              <table:table-cell office:value-type="string">
                <text:p>Juan</text:p>
              </table:table-cell>
              <table:table-cell office:value-type="float" office:value="2410.7">
                <text:p>241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